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0589" officeooo:paragraph-rsid="000a058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a0589" officeooo:paragraph-rsid="000a058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a0589" officeooo:paragraph-rsid="000a0589" style:font-size-asian="15.75pt" style:font-weight-asian="normal" style:font-size-complex="18pt" style:font-weight-complex="normal"/>
    </style:style>
    <style:style style:name="P4" style:family="paragraph" style:parent-style-name="Header">
      <style:text-properties officeooo:rsid="000a0589" officeooo:paragraph-rsid="000a05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Natural Language Processing</text:p>
      <text:p text:style-name="P2">Assignment 1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0589" officeooo:paragraph-rsid="000a058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omas Werkmeist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3:03:12.327679897</meta:creation-date>
    <dc:date>2014-11-02T13:17:15.909127738</dc:date>
    <meta:editing-duration>P0D</meta:editing-duration>
    <meta:editing-cycles>1</meta:editing-cycles>
    <meta:document-statistic meta:table-count="0" meta:image-count="0" meta:object-count="0" meta:page-count="1" meta:paragraph-count="3" meta:word-count="8" meta:character-count="66" meta:non-whitespace-character-count="61"/>
    <meta:generator>LibreOffice/4.2.7.2$Linux_X86_64 LibreOffice_project/420m0$Build-2</meta:generator>
  </office:meta>
</office:document-meta>
</file>